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<text:span text:style-name="T2">GRC Analyst and compliance-focused security professional with experience supporting secure deployments, evidence-driven documentation, and risk-aware engineering. Skilled in organizing artifacts, writing clear workpapers, and aligning technical realities to control expectations (HIPAA, NIST-style controls, SOC 2 concepts).</text:span></text:p>
      <text:p text:style-name="Standard"><text:span text:style-name="T3">CORE SKILLS</text:span></text:p>
      <text:list text:style-name="WWNum1">
        <text:list-item>
          <text:p text:style-name="P2"><text:span text:style-name="T2">GRC: risk assessments, evidence collection, control mapping, gap tracking, remediation planning</text:span></text:p>
        </text:list-item>
        <text:list-item>
          <text:p text:style-name="P2"><text:span text:style-name="T2">Framework Exposure: HIPAA Security Rule, NIST-style controls, SOC 2 concepts, audit support workflows</text:span></text:p>
        </text:list-item>
        <text:list-item>
          <text:p text:style-name="P2"><text:span text:style-name="T2">Documentation: policies/procedures support, workpapers, stakeholder interview notes, audit trails</text:span></text:p>
        </text:list-item>
        <text:list-item>
          <text:p text:style-name="P2"><text:span text:style-name="T2">Technical Depth: Windows/Linux basics, secure configuration expectations, vulnerability remediation concepts</text:span></text:p>
        </text:list-item>
        <text:list-item>
          <text:p text:style-name="P2"><text:span text:style-name="T2">Tools: Excel/Sheets tracking, structured templates, repeatable reporting</text:span></text:p>
        </text:list-item>
      </text:list>
      <text:p text:style-name="Standard"><text:span text:style-name="T3">RELEVANT EXPERIENCE (COMPLIANCE + DOCUMENTATION)</text:span></text:p>
      <text:list text:continue-numbering="true" text:style-name="WWNum1">
        <text:list-item>
          <text:p text:style-name="P2"><text:span text:style-name="T2">Secure deployments and compliance-aligned engineering practices in mission-critical environments.</text:span></text:p>
        </text:list-item>
        <text:list-item>
          <text:p text:style-name="P2"><text:span text:style-name="T2">Produced SOPs, technical documentation, and sustainment materials that support audit readiness.</text:span></text:p>
        </text:list-item>
        <text:list-item>
          <text:p text:style-name="P2"><text:span text:style-name="T2">Supported troubleshooting/remediation workflows to reduce risk and improve reliability.</text:span></text:p>
        </text:list-item>
      </text:list>
      <text:p text:style-name="Standard"><text:span text:style-name="T3">SECURITY &amp; COMPLIANCE FOCUS</text:span></text:p>
      <text:list text:continue-numbering="true" text:style-name="WWNum1">
        <text:list-item>
          <text:p text:style-name="P2"><text:span text:style-name="T2">DISA STIG alignment awareness, vulnerability scanning concepts, secure configuration practices.</text:span></text:p>
        </text:list-item>
        <text:list-item>
          <text:p text:style-name="P2"><text:span text:style-name="T2">Evidence organization mindset: inventories, screenshots, logs, configuration baselines, and change tracking.</text:span></text:p>
        </text:list-item>
      </text:list>
      <text:p text:style-name="Standard"><text:span text:style-name="T3">PROJECTS</text:span></text:p>
      <text:list text:continue-numbering="true" text:style-name="WWNum1">
        <text:list-item>
          <text:p text:style-name="P2"><text:span text:style-name="T2">Portable Translator — reliable local services with logging, error handling, and repeatable startup workflows.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.Ed., Special Education — New Jersey City University</text:span></text:p>
        </text:list-item>
        <text:list-item>
          <text:p text:style-name="P2"><text:span text:style-name="T2">B.S., Criminal Justice — University of Delaware</text:span></text:p>
        </text:list-item>
      </text:list>
      <text:p text:style-name="Standard"><text:span text:style-name="T3">CERTIFICATIONS &amp; PROFESSIONAL DEVELOPMENT</text:span></text:p>
      <text:list text:continue-numbering="true" text:style-name="WWNum1">
        <text:list-item>
          <text:p text:style-name="P2"><text:span text:style-name="T2">CompTIA Security+ • Active SOC/GRC course progression and portfolio-build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25" meta:word-count="219" meta:character-count="1887" meta:non-whitespace-character-count="1704"/>
    <meta:user-defined meta:name="AppVersion">14.0000</meta:user-defined>
    <meta:template xlink:type="simple" xlink:actuate="onRequest" xlink:title="Normal.dotm" xlink:href=""/>
  </office:meta>
</office:document-meta>
</file>